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p text:style-name="Standard"/>
      <text:list xml:id="list2145739287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54367036" text:continue-numbering="true" text:style-name="L1">
        <text:list-item>
          <text:p text:style-name="P4">Ingen mulighet til å konfigurere avansert varsling (f.eks. når tidsfristen til visse gjøremål begynner å nærme seg).</text:p>
        </text:list-item>
      </text:list>
      <text:p text:style-name="Standard"/>
      <text:list xml:id="list1265535133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794138766" text:continue-numbering="true" text:style-name="L1">
        <text:list-item>
          <text:p text:style-name="P4">Svært primitiv filtrering.</text:p>
          <text:list>
            <text:list-item>
              <text:p text:style-name="P4">Kun (label1 OR label2 OR ... OR labelN) AND (member1 OR member2 OR ... OR memberN).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1987698745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1972114833" text:continue-numbering="true" text:style-name="L1">
        <text:list-item>
          <text:p text:style-name="P4">Begrenset søkefunksjonalitet.</text:p>
          <text:list>
            <text:list-item>
              <text:p text:style-name="P4">Ikke mulig å søke på listenavn (dette er kun mulig i den generelle søkefunksjonen i nettleseren).</text:p>
            </text:list-item>
            <text:list-item>
              <text:p text:style-name="P4">Ikke mulig å søke i beskrivelsen til et gjøremål (kun tittel).</text:p>
            </text:list-item>
          </text:list>
        </text:list-item>
      </text:list>
      <text:p text:style-name="Standard"/>
      <text:list xml:id="list1874652830" text:continue-numbering="true" text:style-name="L1">
        <text:list-item>
          <text:p text:style-name="P4">Ikke mulig å se mer enn ett arbeidsdøgn av gangen (gitt at vi bruker tavler for arbeidsdøgn).</text:p>
        </text:list-item>
      </text:list>
      <text:p text:style-name="Standard"/>
      <text:list xml:id="list465514594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.</text:p>
        </text:list-item>
      </text:list>
      <text:p text:style-name="Standard"/>
      <text:list xml:id="list1022566392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1474268947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varsel etc.).</text:p>
            </text:list-item>
            <text:list-item>
              <text:p text:style-name="P4">Lukke gjøremål (ikke nok med et enkelt klikk).</text:p>
            </text:list-item>
          </text:list>
        </text:list-item>
      </text:list>
      <text:p text:style-name="Standard"><text:soft-page-break/></text:p>
      <text:list xml:id="list358954142" text:continue-numbering="true" text:style-name="L1">
        <text:list-item>
          <text:p text:style-name="P4">Lite robust.</text:p>
          <text:list>
            <text:list-item>
              <text:p text:style-name="P4">Det er f.eks.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.</text:p>
                </text:list-item>
                <text:list-item>
                  <text:p text:style-name="P4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/>
      <text:list xml:id="list1597434140" text:continue-numbering="true" text:style-name="L1">
        <text:list-item>
          <text:p text:style-name="P4">Dårlig ytelse.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1888840339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.</text:p>
            </text:list-item>
          </text:list>
        </text:list-item>
      </text:list>
      <text:p text:style-name="Standard"/>
      <text:list xml:id="list1057480537" text:continue-numbering="true" text:style-name="L1">
        <text:list-item>
          <text:p text:style-name="P4">Det er ikke mulig å slette tavler og lister permanent, kun lukke/arkivere dem slik at man ikke lenger ser dem.</text:p>
          <text:list>
            <text:list-item>
              <text:p text:style-name="P4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231511718" text:continue-numbering="true" text:style-name="L1">
        <text:list-item>
          <text:p text:style-name="P4">Usikkerhet rundt interaktiv respons når automatiserte skript aksesserer APIet.</text:p>
          <text:list>
            <text:list-item>
              <text:p text:style-name="P4">Forleden dag opplevde Magnus at WEB-GUI'et hans låste seg, sannsynligvis mens jeg samtidig kjørte et skript (han måtte til slutt logge seg ut og inn igjen).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<text:span text:style-name="T1">merk</text:span> at vi nå opererer som én blant flere millioner Trello-brukere (fra 2012 til 2015 vokste antall brukere fra 500,000 til 5,000,000 !)).</text:p>
            </text:list-item>
            <text:list-item>
              <text:p text:style-name="P4">Hvordan ofte bør vi skifte passord? (<text:span text:style-name="T1">merk:</text:span> eks-ansatte har tilgang inntil vi skifter passord)</text:p>
            </text:list-item>
            <text:list-item>
              <text:p text:style-name="P4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4">Trello Inc. kan i teorien når som helst endre forretningsmodell (f.eks. som følge av å bli kjøpt opp), slik at de f.eks. fjerner mer funksjonalitet fra gratisversjonen som vi i øyeblikket baserer oss på.</text:p>
            </text:list-item>
          </text:list>
        </text:list-item>
      </text:list>
      <text:p text:style-name="Standard"/>
      <text:list xml:id="list1648459718" text:continue-numbering="true" text:style-name="L1">
        <text:list-item>
          <text:p text:style-name="P4"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5T15:41:04</dc:date>
    <dc:creator>Jo Asplin</dc:creator>
    <meta:editing-duration>PT19M34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2" meta:paragraph-count="38" meta:word-count="713" meta:character-count="4367" meta:non-whitespace-character-count="3722"/>
  </office:meta>
</office:document-meta>
</file>